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4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1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2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0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9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7" style:family="paragraph" style:parent-style-name="Standard" style:list-style-name="L15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nnées recensées</text:h>
      <text:p text:style-name="Standard"/>
      <text:list xml:id="list1345266987" text:style-name="L1">
        <text:list-item>
          <text:p text:style-name="P3">Les inputs:</text:p>
        </text:list-item>
      </text:list>
      <text:list xml:id="list1139078567" text:style-name="L2">
        <text:list-item>
          <text:list>
            <text:list-item>
              <text:p text:style-name="P6">Données de configuration:</text:p>
            </text:list-item>
          </text:list>
        </text:list-item>
      </text:list>
      <text:p text:style-name="Standard"><text:tab/><text:tab/>Montant alloué pour chaque compte par trimestre. / exceptionnellement</text:p>
      <text:p text:style-name="Standard"/>
      <text:list xml:id="list177637748" text:style-name="L3">
        <text:list-item>
          <text:list>
            <text:list-item>
              <text:p text:style-name="P4">Opérations effectuées par compte / fréquemment: </text:p>
            </text:list-item>
          </text:list>
        </text:list-item>
      </text:list>
      <text:list xml:id="list1761072858" text:style-name="L4">
        <text:list-item>
          <text:list>
            <text:list-item>
              <text:list>
                <text:list-item>
                  <text:p text:style-name="P7">N° mandat</text:p>
                </text:list-item>
                <text:list-item>
                  <text:p text:style-name="P7">N° facture</text:p>
                </text:list-item>
                <text:list-item>
                  <text:p text:style-name="P7">Date de la facture</text:p>
                </text:list-item>
                <text:list-item>
                  <text:p text:style-name="P7">Montant</text:p>
                </text:list-item>
                <text:list-item>
                  <text:p text:style-name="P7">Nom fournisseur</text:p>
                </text:list-item>
                <text:list-item>
                  <text:p text:style-name="P7">Compte</text:p>
                </text:list-item>
              </text:list>
            </text:list-item>
          </text:list>
        </text:list-item>
      </text:list>
      <text:p text:style-name="Standard"/>
      <text:list xml:id="list1080006059" text:style-name="L5">
        <text:list-item>
          <text:p text:style-name="P5">Les outputs:</text:p>
        </text:list-item>
      </text:list>
      <text:p text:style-name="Standard"/>
      <text:list xml:id="list1943204347" text:style-name="L6">
        <text:list-item>
          <text:list>
            <text:list-item>
              <text:p text:style-name="P8">Solde de chaque compte (montant trimestriel – somme opérations) / temps réel.</text:p>
            </text:list-item>
            <text:list-item>
              <text:p text:style-name="P8">Génération de registre des opérations / trimestriel.</text:p>
            </text:list-item>
            <text:list-item>
              <text:p text:style-name="P8">État de tous les comptes à une datte donnée.</text:p>
            </text:list-item>
            <text:list-item>
              <text:p text:style-name="P8">Liste des opérations par fournisseur (priorité moindre).</text:p>
            </text:list-item>
          </text:list>
        </text:list-item>
      </text:list>
      <text:p text:style-name="Standard"/>
      <text:h text:style-name="Heading_20_1" text:outline-level="1">Liste des <text:s/>besoins clés:</text:h>
      <text:p text:style-name="Standard"/>
      <text:list xml:id="list1236915415" text:style-name="L7">
        <text:list-item>
          <text:p text:style-name="P9">Connaître le solde disponible pour chaque comptes.</text:p>
        </text:list-item>
        <text:list-item>
          <text:p text:style-name="P9">Historiques des opérations effectuées par comptes.</text:p>
        </text:list-item>
        <text:list-item>
          <text:p text:style-name="P9">Imprimer un registre des opérations effectuées par trimestre.</text:p>
        </text:list-item>
      </text:list>
      <text:h text:style-name="Heading_20_1" text:outline-level="1">Liste des fonctionnalités:</text:h>
      <text:p text:style-name="P1"/>
      <text:list xml:id="list1401918125" text:style-name="L8">
        <text:list-item>
          <text:p text:style-name="P10">Enregistrement des opérations:</text:p>
        </text:list-item>
      </text:list>
      <text:list xml:id="list857830029" text:style-name="L9">
        <text:list-header>
          <text:p text:style-name="P16"/>
        </text:list-header>
      </text:list>
      <text:list xml:id="list458760813" text:style-name="L10">
        <text:list-item>
          <text:list>
            <text:list-header>
              <text:p text:style-name="P13">On enregistres les données entrées par l'utilisateur .</text:p>
            </text:list-header>
          </text:list>
        </text:list-item>
      </text:list>
      <text:p text:style-name="P2"/>
      <text:list xml:id="list1329592097" text:style-name="L11">
        <text:list-item>
          <text:p text:style-name="P11">Génération de rapport:</text:p>
        </text:list-item>
      </text:list>
      <text:p text:style-name="P2"/>
      <text:p text:style-name="P2"><text:tab/> <text:s text:c="4"/>On sélectionne une période puis on génère un PDF <text:s/>des opérations effectuées.</text:p>
      <text:p text:style-name="P2"/>
      <text:list xml:id="list768398410" text:style-name="L12">
        <text:list-item>
          <text:p text:style-name="P12">Affichage du solde de chaque compte:</text:p>
        </text:list-item>
      </text:list>
      <text:p text:style-name="P2"/>
      <text:list xml:id="list2149042046" text:style-name="L13">
        <text:list-item>
          <text:list>
            <text:list-item>
              <text:p text:style-name="P14">Choix du compte</text:p>
            </text:list-item>
            <text:list-item>
              <text:p text:style-name="P14">Calcule du solde (montant trimestriel – somme opérations)</text:p>
            </text:list-item>
          </text:list>
        </text:list-item>
      </text:list>
      <text:h text:style-name="Heading_20_1" text:outline-level="1">Lister les éléments afficher:</text:h>
      <text:p text:style-name="P2"/>
      <text:list xml:id="list971341618" text:style-name="L14">
        <text:list-item>
          <text:p text:style-name="P15">Soldes</text:p>
        </text:list-item>
        <text:list-item>
          <text:p text:style-name="P15">Liste des opérations sous forme de tableau</text:p>
        </text:list-item>
        <text:list-item>
          <text:p text:style-name="P15"><text:soft-page-break/>Formulaire d'enregistrement des opérations</text:p>
        </text:list-item>
        <text:list-item>
          <text:p text:style-name="P15">Liste des comptes sous forme de tableau</text:p>
        </text:list-item>
      </text:list>
      <text:p text:style-name="P2"/>
      <text:list xml:id="list1731636229" text:style-name="L15">
        <text:list-header>
          <text:p text:style-name="P17"/>
          <text:p text:style-name="P17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15:34:48</meta:creation-date>
    <meta:editing-duration>PT00H00M50S</meta:editing-duration>
    <meta:editing-cycles>2</meta:editing-cycles>
    <meta:generator>OpenOffice.org/3.2$Linux OpenOffice.org_project/320m12$Build-9483</meta:generator>
    <meta:initial-creator>aboubacar </meta:initial-creator>
    <dc:date>2011-02-17T15:35:37</dc:date>
    <dc:creator>aboubacar </dc:creator>
    <meta:document-statistic meta:table-count="0" meta:image-count="0" meta:object-count="0" meta:page-count="2" meta:paragraph-count="33" meta:word-count="192" meta:character-count="1178"/>
  </office:meta>
</office:document-meta>
</file>